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fe27" officeooo:paragraph-rsid="0004fe27"/>
    </style:style>
    <style:style style:name="P2" style:family="paragraph" style:parent-style-name="Standard">
      <style:paragraph-properties fo:text-align="justify" style:justify-single-word="false"/>
      <style:text-properties officeooo:rsid="0004fe27" officeooo:paragraph-rsid="0004fe27"/>
    </style:style>
    <style:style style:name="P3" style:family="paragraph" style:parent-style-name="Standard">
      <style:paragraph-properties fo:text-align="justify" style:justify-single-word="false"/>
      <style:text-properties officeooo:rsid="0004fe27" officeooo:paragraph-rsid="0006ef7d"/>
    </style:style>
    <style:style style:name="P4" style:family="paragraph" style:parent-style-name="Standard">
      <style:paragraph-properties fo:text-align="justify" style:justify-single-word="false"/>
      <style:text-properties officeooo:rsid="0006ef7d" officeooo:paragraph-rsid="0006ef7d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6ef7d" officeooo:paragraph-rsid="0006ef7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6ef7d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6ef7d"/>
    </style:style>
    <style:style style:name="P8" style:family="paragraph" style:parent-style-name="Standard">
      <style:paragraph-properties fo:text-align="justify" style:justify-single-word="false"/>
      <style:text-properties officeooo:paragraph-rsid="0006ef7d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89c56" officeooo:paragraph-rsid="00089c56"/>
    </style:style>
    <style:style style:name="T1" style:family="text">
      <style:text-properties officeooo:rsid="0006ef7d"/>
    </style:style>
    <style:style style:name="T2" style:family="text">
      <style:text-properties officeooo:rsid="00089c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4</text:p>
      <text:p text:style-name="P1"/>
      <text:p text:style-name="P1">01 – O que você entendeu?</text:p>
      <text:p text:style-name="P2"><text:tab/>A secretaria é responsável pelo controle de uso das três salas de reunião que a empresa disponibiliza para todos os departamentos. O controle dos horários da sala é feita em arquivos de planilhas mensais de excel (cada planilha representa um mês e os dias são separados por abas que vão do dia 01 até o final do mês (28, 29, 30 ou 31)).</text:p>
      <text:p text:style-name="P2"><text:tab/>Os dados dos usuários são armazenados em outro arquivo. Frequentemente ocorrem alterações nos horários das salas. A secretaria não tem a quantidade de lugares das salas. Os diretores solicitam com frequência quais os dias e horários disponíveis para agendamento futuro.</text:p>
      <text:p text:style-name="P2"/>
      <text:p text:style-name="P3">02 – Qual a sua proposta para solução?</text:p>
      <text:p text:style-name="P3"><text:tab/><text:span text:style-name="T1">Desenvolver aplicativo que gerencie os usuários e as salas disponíveis para reuniões.</text:span> <text:span text:style-name="T1">Controlando os horários das reuniões já reservadas e demonstrando de forma clara quais salas e horários estão disponíveis para o agendamento. O aplicativo deve comunicar via e-mail o horário da reunião com 15 minutos de antecedência. Envia por e-mail se a reunião foi remarcada e confirmar por e-mail </text:span><text:span text:style-name="T2">o registro da reunião</text:span><text:span text:style-name="T1">.</text:span></text:p>
      <text:p text:style-name="P3"/>
      <text:p text:style-name="P4">03 – Faça uma lista dos requisitos funcionais:</text:p>
      <text:list xml:id="list4241085355" text:style-name="L2">
        <text:list-item>
          <text:p text:style-name="P7"><text:span text:style-name="T1">Gerenciamento de funcionários;</text:span></text:p>
        </text:list-item>
      </text:list>
      <text:list text:style-name="L1">
        <text:list-item>
          <text:p text:style-name="P6"><text:span text:style-name="T1"><text:s/>consultar os funcionários utilizando a base de dados do RH;</text:span></text:p>
        </text:list-item>
      </text:list>
      <text:p text:style-name="P4"/>
      <text:list text:continue-list="list4241085355" text:style-name="L2">
        <text:list-item>
          <text:p text:style-name="P7">Gerenciamento de sala de reuniões;</text:p>
        </text:list-item>
        <text:list-item>
          <text:p text:style-name="P5">Notificações:</text:p>
          <text:list>
            <text:list-item>
              <text:p text:style-name="P9">Confirmar reuniões agendadas;</text:p>
            </text:list-item>
            <text:list-item>
              <text:p text:style-name="P9">Lembrar a reunião – 15 minutos antes;</text:p>
            </text:list-item>
            <text:list-item>
              <text:p text:style-name="P9">Comunicar sobre reagendamento;</text:p>
            </text:list-item>
            <text:list-item>
              <text:p text:style-name="P9">Comunicar sobre reunião canceladas;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0:16:04.860938018</meta:creation-date>
    <dc:date>2025-08-28T20:49:44.504892248</dc:date>
    <meta:editing-duration>PT11M39S</meta:editing-duration>
    <meta:editing-cycles>1</meta:editing-cycles>
    <meta:document-statistic meta:table-count="0" meta:image-count="0" meta:object-count="0" meta:page-count="1" meta:paragraph-count="15" meta:word-count="231" meta:character-count="1414" meta:non-whitespace-character-count="1198"/>
    <meta:generator>LibreOffice/24.2.7.2$Linux_X86_64 LibreOffice_project/420$Build-2</meta:generator>
  </office:meta>
</office:document-meta>
</file>